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d914" officeooo:paragraph-rsid="0010d914"/>
    </style:style>
    <style:style style:name="P2" style:family="paragraph" style:parent-style-name="Standard">
      <style:text-properties officeooo:rsid="001249ce" officeooo:paragraph-rsid="001249ce"/>
    </style:style>
    <style:style style:name="P3" style:family="paragraph" style:parent-style-name="Standard">
      <style:text-properties officeooo:rsid="00193cfe" officeooo:paragraph-rsid="00193cfe"/>
    </style:style>
    <style:style style:name="P4" style:family="paragraph" style:parent-style-name="Standard">
      <style:text-properties officeooo:rsid="0023d8ba" officeooo:paragraph-rsid="0023d8ba"/>
    </style:style>
    <style:style style:name="P5" style:family="paragraph" style:parent-style-name="Standard">
      <style:text-properties officeooo:rsid="0023d8ba" officeooo:paragraph-rsid="00259961"/>
    </style:style>
    <style:style style:name="P6" style:family="paragraph" style:parent-style-name="Standard">
      <style:text-properties officeooo:rsid="00259961" officeooo:paragraph-rsid="00259961"/>
    </style:style>
    <style:style style:name="P7" style:family="paragraph" style:parent-style-name="Standard">
      <style:text-properties officeooo:paragraph-rsid="00259961"/>
    </style:style>
    <style:style style:name="P8" style:family="paragraph" style:parent-style-name="Standard">
      <style:text-properties officeooo:rsid="002f1e6a" officeooo:paragraph-rsid="00259961"/>
    </style:style>
    <style:style style:name="P9" style:family="paragraph" style:parent-style-name="Standard">
      <style:text-properties fo:font-style="normal" officeooo:rsid="0023d8ba" officeooo:paragraph-rsid="0023d8ba" style:font-style-asian="normal" style:font-style-complex="normal"/>
    </style:style>
    <style:style style:name="P10" style:family="paragraph" style:parent-style-name="Standard">
      <style:paragraph-properties fo:break-before="page"/>
      <style:text-properties fo:font-style="normal" officeooo:rsid="0023d8ba" officeooo:paragraph-rsid="0023d8ba" style:font-style-asian="normal" style:font-style-complex="normal"/>
    </style:style>
    <style:style style:name="P11" style:family="paragraph">
      <style:paragraph-properties fo:text-align="center"/>
    </style:style>
    <style:style style:name="T1" style:family="text">
      <style:text-properties officeooo:rsid="0013be28"/>
    </style:style>
    <style:style style:name="T2" style:family="text">
      <style:text-properties officeooo:rsid="0014b482"/>
    </style:style>
    <style:style style:name="T3" style:family="text">
      <style:text-properties officeooo:rsid="0017e299"/>
    </style:style>
    <style:style style:name="T4" style:family="text">
      <style:text-properties officeooo:rsid="001a8c68"/>
    </style:style>
    <style:style style:name="T5" style:family="text">
      <style:text-properties officeooo:rsid="001dbfa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3fec9" style:font-style-asian="italic" style:font-style-complex="italic"/>
    </style:style>
    <style:style style:name="T8" style:family="text">
      <style:text-properties fo:font-style="italic" officeooo:rsid="002578fa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3fec9" style:font-style-asian="normal" style:font-style-complex="normal"/>
    </style:style>
    <style:style style:name="T11" style:family="text">
      <style:text-properties fo:font-style="normal" officeooo:rsid="002578fa" style:font-style-asian="normal" style:font-style-complex="normal"/>
    </style:style>
    <style:style style:name="T12" style:family="text">
      <style:text-properties fo:font-style="normal" officeooo:rsid="002cbec6" style:font-style-asian="normal" style:font-style-complex="normal"/>
    </style:style>
    <style:style style:name="T13" style:family="text">
      <style:text-properties officeooo:rsid="002f1e6a"/>
    </style:style>
    <style:style style:name="gr1" style:family="graphic">
      <style:graphic-properties draw:auto-grow-height="false" fo:min-height="1.6193in" fo:min-width="1.8417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auto-grow-height="false" fo:min-height="2.1791in" fo:min-width="2.0264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auto-grow-height="false" fo:min-height="2.2083in" fo:min-width="2.139in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2/13/18</text:p>
      <text:p text:style-name="P1"/>
      <text:p text:style-name="P2">- BST has two new rules</text:p>
      <text:p text:style-name="P2">* all <text:span text:style-name="T2">left(?)</text:span> children of a given node must <text:span text:style-name="T1">b</text:span>e less than the gi<text:span text:style-name="T1">v</text:span>en nodes value</text:p>
      <text:p text:style-name="P2">* all right children of a gi<text:span text:style-name="T1">v</text:span>en node must be greater than or equal to the given nodes value.</text:p>
      <text:p text:style-name="P2"/>
      <text:p text:style-name="P3">&gt;</text:p>
      <text:p text:style-name="P3"><text:tab/>node = given node;</text:p>
      <text:p text:style-name="P3"><text:tab/>addNode(val)</text:p>
      <text:p text:style-name="P3"><text:tab/><text:tab/>for i in tree</text:p>
      <text:p text:style-name="P3"><text:tab/><text:tab/><text:tab/>if val &lt; i</text:p>
      <text:p text:style-name="P3"><text:tab/><text:tab/><text:tab/><text:tab/>traverse to the left</text:p>
      <text:p text:style-name="P3"><text:tab/><text:tab/><text:tab/>else</text:p>
      <text:p text:style-name="P3"><text:tab/><text:tab/><text:tab/><text:tab/>traerse to the right</text:p>
      <text:p text:style-name="P3"><text:span text:style-name="T4">&lt;</text:span><text:tab/><text:tab/><text:tab/></text:p>
      <text:p text:style-name="P2"/>
      <text:p text:style-name="P2">- <text:span text:style-name="T3">Determining if a value exists in a tree: traverse down tree using ccomparitive statements until reaching the last possible position the value could exist</text:span></text:p>
      <text:p text:style-name="P2"/>
      <text:p text:style-name="P2">-<text:span text:style-name="T5">Remoing nodes is ttricky</text:span></text:p>
      <text:p text:style-name="P2">* <text:span text:style-name="T5">Wheneer we remove a node, we need to e sure that the remoal doesnt resilt in a violation of the BST rules</text:span></text:p>
      <text:p text:style-name="P2">* <text:span text:style-name="T5">if a node has one child, then we can just replace…</text:span></text:p>
      <text:p text:style-name="P2"/>
      <text:p text:style-name="P4">&gt;</text:p>
      <text:p text:style-name="P4"><text:tab/>void virtual traverse(BinaryNode&lt;T&gt; node){</text:p>
      <text:p text:style-name="P4"><text:tab/><text:tab/></text:p>
      <text:p text:style-name="P4"><text:tab/>traverse(node→getLeftChild());<text:tab/>//<text:span text:style-name="T6">Left</text:span></text:p>
      <text:p text:style-name="P4"><text:span text:style-name="T9"/></text:p>
      <text:p text:style-name="P4"><text:span text:style-name="T9"><text:tab/>items.push_back(node→getValue());<text:tab/>//</text:span><text:span text:style-name="T7">us</text:span></text:p>
      <text:p text:style-name="P4"><text:span text:style-name="T10"/></text:p>
      <text:p text:style-name="P4"><text:span text:style-name="T10"><text:tab/></text:span><text:span text:style-name="T11">traverse(node→getRightChild());<text:tab/>//</text:span><text:span text:style-name="T8">Right</text:span></text:p>
      <text:p text:style-name="P4"><text:span text:style-name="T8"/></text:p>
      <text:p text:style-name="P6"><text:span text:style-name="T8">&lt;</text:span></text:p>
      <text:p text:style-name="P5"><text:span text:style-name="T9"/></text:p>
      <text:p text:style-name="P7"><text:span text:style-name="T12"/></text:p>
      <text:p text:style-name="P10"><draw:custom-shape text:anchor-type="paragraph" draw:z-index="3" draw:name="Shape1" draw:style-name="gr3" svg:width="2.4862in" svg:height="2.6394in" svg:x="1.6984in" svg:y="1.0193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4" draw:name="Shape2" draw:style-name="gr4" svg:width="2.6252in" svg:height="2.6949in" svg:x="0.4484in" svg:y="1.95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0" draw:name="Shape3" draw:style-name="gr1" svg:width="2.2087in" svg:height="1.9862in" svg:x="3.4071in" svg:y="2.4083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line text:anchor-type="paragraph" draw:z-index="5" draw:name="Shape4" draw:style-name="gr2" draw:text-style-name="P11" svg:x1="4.1846in" svg:y1="3.6583in" svg:x2="5.6154in" svg:y2="4.3945in"><text:p/></draw:line><draw:line text:anchor-type="paragraph" draw:z-index="6" draw:name="Shape5" draw:style-name="gr2" draw:text-style-name="P11" svg:x1="5.6154in" svg:y1="2.4083in" svg:x2="4.1846in" svg:y2="1.0193in"><text:p/></draw:line><draw:line text:anchor-type="paragraph" draw:z-index="1" draw:name="Shape6" draw:style-name="gr2" draw:text-style-name="P11" svg:x1="3.4071in" svg:y1="2.4083in" svg:x2="1.8654in" svg:y2="1.172in"><text:p/></draw:line><draw:line text:anchor-type="paragraph" draw:z-index="7" draw:name="Shape7" draw:style-name="gr2" draw:text-style-name="P11" svg:x1="3.0736in" svg:y1="1.95in" svg:x2="4.1016in" svg:y2="1.0193in"><text:p/></draw:line><draw:line text:anchor-type="paragraph" draw:z-index="8" draw:name="Shape8" draw:style-name="gr2" draw:text-style-name="P11" svg:x1="3.0736in" svg:y1="4.6445in" svg:x2="4.1846in" svg:y2="3.6583in"><text:p/></draw:line><draw:line text:anchor-type="paragraph" draw:z-index="9" draw:name="Shape9" draw:style-name="gr2" draw:text-style-name="P11" svg:x1="0.7402in" svg:y1="4.3665in" svg:x2="1.6984in" svg:y2="3.6583in"><text:p/></draw:line><draw:line text:anchor-type="paragraph" draw:z-index="10" draw:name="Shape10" draw:style-name="gr2" draw:text-style-name="P11" svg:x1="0.4484in" svg:y1="1.95in" svg:x2="1.6984in" svg:y2="1.0193in"><text:p/></draw:line><draw:line text:anchor-type="paragraph" draw:z-index="2" draw:name="Shape11" draw:style-name="gr2" draw:text-style-name="P11" svg:x1="3.4067in" svg:y1="4.3945in" svg:x2="1.6984in" svg:y2="3.6583in"><text:p/></draw:lin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3:24:14.628973850</meta:creation-date>
    <dc:date>2018-02-13T10:17:27.864406773</dc:date>
    <meta:editing-duration>PT20H53M8S</meta:editing-duration>
    <meta:editing-cycles>26</meta:editing-cycles>
    <meta:generator>LibreOffice/5.4.4.2$Linux_X86_64 LibreOffice_project/40m0$Build-2</meta:generator>
    <meta:document-statistic meta:table-count="0" meta:image-count="0" meta:object-count="0" meta:page-count="2" meta:paragraph-count="24" meta:word-count="142" meta:character-count="824" meta:non-whitespace-character-count="678"/>
  </office:meta>
</office:document-meta>
</file>